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be978" officeooo:paragraph-rsid="001be978"/>
    </style:style>
    <style:style style:name="P2" style:family="paragraph" style:parent-style-name="Title">
      <style:text-properties officeooo:paragraph-rsid="0041c7eb"/>
    </style:style>
    <style:style style:name="T1" style:family="text">
      <style:text-properties officeooo:rsid="001f7e6b"/>
    </style:style>
    <style:style style:name="T2" style:family="text">
      <style:text-properties officeooo:rsid="002058aa"/>
    </style:style>
    <style:style style:name="T3" style:family="text">
      <style:text-properties officeooo:rsid="0041c7e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Industrial Laser Cutter</text:span></text:p>
      <text:p text:style-name="P2">Pro Tips</text:p>
      <text:p text:style-name="P1">This is not an exhaustive list, but there are a few tips for ach<text:span text:style-name="T2">ie</text:span>ving a better surface finish. <text:s/>Some experimentation may be required, but a quite good surface finish is possible with some setup and care.</text:p>
      <text:p text:style-name="P1">Cast acrylic leaves a better surface finish and less deformation than extruded acrylic. <text:s/>If surface finish is important, use cast acrylic.</text:p>
      <text:p text:style-name="P1">Higher pressure air assist removes residue from work piece more efficiently and leaves a better surface finish with less post-processing. <text:s/>If available, using an air compressor to feed the air assist will provide a better surface finish.</text:p>
      <text:p text:style-name="P1"><text:span text:style-name="T1">Flashback</text:span> (reflections from the holders that scar the back of the work piece) can cause residue to form on the back/bottom of work piece. <text:s/>Consider using the “Slats” or a “pin bed” to hold the work piece in order to reduce flashover and leave a better surface finish on back.</text:p>
      <text:p text:style-name="P1">When etching glass, the 150W lasers are usually too powerful. <text:s/>Use a low power setting and consider de-focusing the beam slightly. <text:s/>Also, applying a thin layer of dilute dish soap to work piece to facilitate cleaning of small glass particles formed during etching proces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/>
      </style:header>
    </style:master-page>
    <style:master-page style:name="Envelope" style:page-layout-name="Mpm4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5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08:43:40.583643382</meta:creation-date>
    <dc:date>2026-03-11T08:22:40.998502263</dc:date>
    <meta:editing-duration>PT1H34M36S</meta:editing-duration>
    <meta:editing-cycles>18</meta:editing-cycles>
    <meta:generator>LibreOffice/24.2.7.2$Linux_X86_64 LibreOffice_project/420$Build-2</meta:generator>
    <meta:print-date>2026-02-23T14:39:34.329392681</meta:print-date>
    <meta:document-statistic meta:table-count="0" meta:image-count="0" meta:object-count="0" meta:page-count="1" meta:paragraph-count="7" meta:word-count="193" meta:character-count="1157" meta:non-whitespace-character-count="965"/>
  </office:meta>
</office:document-meta>
</file>